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6b0c" officeooo:paragraph-rsid="00176b0c" style:font-size-asian="12.25pt" style:font-size-complex="14pt"/>
    </style:style>
    <style:style style:name="P2" style:family="paragraph" style:parent-style-name="Standard">
      <style:text-properties fo:font-size="14pt" officeooo:rsid="00176b0c" officeooo:paragraph-rsid="00176b0c" style:font-size-asian="12.25pt" style:font-size-complex="14pt"/>
    </style:style>
    <style:style style:name="P3" style:family="paragraph" style:parent-style-name="Standard">
      <style:text-properties fo:font-size="14pt" officeooo:rsid="0018c09a" officeooo:paragraph-rsid="0018c09a" style:font-size-asian="12.25pt" style:font-size-complex="14pt"/>
    </style:style>
    <style:style style:name="P4" style:family="paragraph" style:parent-style-name="Standard">
      <style:text-properties fo:font-size="14pt" officeooo:rsid="001bed3a" officeooo:paragraph-rsid="001bed3a" style:font-size-asian="12.25pt" style:font-size-complex="14pt"/>
    </style:style>
    <style:style style:name="P5" style:family="paragraph" style:parent-style-name="Standard">
      <style:text-properties fo:font-size="14pt" officeooo:rsid="001d2880" officeooo:paragraph-rsid="001d2880" style:font-size-asian="12.25pt" style:font-size-complex="14pt"/>
    </style:style>
    <style:style style:name="P6" style:family="paragraph" style:parent-style-name="Standard">
      <style:text-properties fo:font-size="14pt" officeooo:rsid="001d3ba3" officeooo:paragraph-rsid="00176b0c" style:font-size-asian="12.25pt" style:font-size-complex="14pt"/>
    </style:style>
    <style:style style:name="P7" style:family="paragraph" style:parent-style-name="Standard">
      <style:text-properties style:font-name="FreeMono" fo:font-size="12pt" officeooo:rsid="00176b0c" officeooo:paragraph-rsid="00176b0c" style:font-size-asian="12pt" style:font-size-complex="12pt"/>
    </style:style>
    <style:style style:name="P8" style:family="paragraph" style:parent-style-name="Standard">
      <style:text-properties fo:font-size="14pt" officeooo:rsid="001f54f5" officeooo:paragraph-rsid="001f54f5" style:font-size-asian="12.25pt" style:font-size-complex="14pt"/>
    </style:style>
    <style:style style:name="P9" style:family="paragraph" style:parent-style-name="Standard">
      <style:text-properties style:font-name="FreeMono" fo:font-size="12pt" officeooo:rsid="001d3ba3" officeooo:paragraph-rsid="00176b0c" style:font-size-asian="12pt" style:font-size-complex="12pt"/>
    </style:style>
    <style:style style:name="T1" style:family="text">
      <style:text-properties style:use-window-font-color="true" loext:opacity="0%" style:font-name="FreeMono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the driver</text:p>
      <text:p text:style-name="P7">sudo apt install ros-foxy-rplidar-ros</text:p>
      <text:p text:style-name="P2"/>
      <text:p text:style-name="P2">Run the lidar</text:p>
      <text:p text:style-name="P1"><text:span text:style-name="Source_20_Text"><text:span text:style-name="T1">ros2 run rplidar_ros rplidar_composition --ros-args -p serial_port:=/dev/ttyUSB0 -p frame_id:=lidar_link -p angle_compensate:=true -p scan_mode:=Standard</text:span></text:span></text:p>
      <text:p text:style-name="P2">args:</text:p>
      <text:p text:style-name="P2">- serial_port: <text:s/><text:span text:style-name="Source_20_Text"><text:span text:style-name="T1">serial_port:=/dev/ttyUSBX</text:span></text:span></text:p>
      <text:p text:style-name="P2">- frame name: <text:s/><text:span text:style-name="Source_20_Text"><text:span text:style-name="T1">frame_id:=lidar_link</text:span></text:span></text:p>
      <text:p text:style-name="P2">- <text:s/><text:span text:style-name="Source_20_Text"><text:span text:style-name="T1">angle_compensate:=true</text:span></text:span> (always must be on)</text:p>
      <text:p text:style-name="P2">- <text:span text:style-name="Source_20_Text"><text:span text:style-name="T1">scan_mode:=Standard</text:span></text:span> <text:s/>(see the manual to change it)</text:p>
      <text:p text:style-name="P2"/>
      <text:p text:style-name="P4">To run SLAM:</text:p>
      <text:p text:style-name="P7">ros2 launch my_bot online_async_launch.py params_file:=src/my_bot/config/mapper_params_online_async.yaml use_sim_time:=true</text:p>
      <text:p text:style-name="P3"/>
      <text:p text:style-name="P8">To run Nav2</text:p>
      <text:p text:style-name="P9">ros2 launch my_bot navigation_launch.py use_sim_time:=true</text:p>
      <text:p text:style-name="P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4:35:34.935802836</meta:creation-date>
    <meta:generator>LibreOffice/7.3.7.2$Linux_X86_64 LibreOffice_project/30$Build-2</meta:generator>
    <dc:date>2024-05-05T14:51:01.767224416</dc:date>
    <meta:editing-duration>PT2H3M15S</meta:editing-duration>
    <meta:editing-cycles>5</meta:editing-cycles>
    <meta:document-statistic meta:table-count="0" meta:image-count="0" meta:object-count="0" meta:page-count="1" meta:paragraph-count="13" meta:word-count="63" meta:character-count="603" meta:non-whitespace-character-count="550"/>
  </office:meta>
</office:document-meta>
</file>